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Beautify buttons on index and main pages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x footer in board18Main</text:p>
          </table:table-cell>
        </table:table-row>
        <table:table-row table:style-name="ro2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2-10-17T19:58:05</dc:date>
    <dc:creator>Richard Price</dc:creator>
    <meta:editing-duration>PT16M20S</meta:editing-duration>
    <meta:editing-cycles>3</meta:editing-cycles>
    <meta:generator>LibreOffice/3.5$Linux_x86 LibreOffice_project/350m1$Build-2</meta:generator>
    <meta:document-statistic meta:table-count="3" meta:cell-count="47" meta:object-count="0"/>
  </office:meta>
</office:document-meta>
</file>